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.625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21cm"/>
    </style:style>
    <style:style style:name="gr5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0.03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20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5pt" fo:font-style="italic" style:font-size-asian="15pt" style:font-style-asian="italic" style:font-size-complex="15pt" style:font-style-complex="italic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2.336cm" svg:y="3.627cm">
          <text:p/>
          <draw:enhanced-geometry svg:viewBox="0 0 21600 21600" draw:type="rectangle" draw:enhanced-path="M 0 0 L 21600 0 21600 21600 0 21600 0 0 Z N"/>
        </draw:custom-shape>
        <draw:frame draw:style-name="gr2" xml:id="id1" draw:id="id1" draw:layer="layout" svg:width="1.311cm" svg:height="0.962cm" svg:x="2.736cm" svg:y="3.515cm">
          <draw:text-box>
            <text:p>tail</text:p>
          </draw:text-box>
        </draw:frame>
        <draw:custom-shape draw:style-name="gr3" draw:text-style-name="P1" xml:id="id2" draw:id="id2" draw:layer="layout" svg:width="2.3cm" svg:height="0.875cm" svg:x="5.3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5.736cm" svg:y="5.915cm">
          <draw:text-box>
            <text:p><text:span text:style-name="T1">true</text:span></text:p>
          </draw:text-box>
        </draw:frame>
        <draw:custom-shape draw:style-name="gr3" draw:text-style-name="P1" draw:layer="layout" svg:width="2.3cm" svg:height="0.875cm" svg:x="8.6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9.036cm" svg:y="5.915cm">
          <draw:text-box>
            <text:p><text:span text:style-name="T1">true</text:span></text:p>
          </draw:text-box>
        </draw:frame>
        <draw:custom-shape draw:style-name="gr5" draw:text-style-name="P1" draw:layer="layout" svg:width="2.3cm" svg:height="0.875cm" svg:x="11.936cm" svg:y="6.0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2.336cm" svg:y="5.928cm">
          <draw:text-box>
            <text:p><text:span text:style-name="T1">false</text:span></text:p>
          </draw:text-box>
        </draw:frame>
        <draw:frame draw:style-name="gr7" draw:text-style-name="P3" draw:layer="layout" svg:width="2.754cm" svg:height="0.886cm" svg:x="11.836cm" svg:y="7.015cm">
          <draw:text-box>
            <text:p><text:span text:style-name="T2">Thread 1</text:span></text:p>
          </draw:text-box>
        </draw:frame>
        <draw:frame draw:style-name="gr7" draw:text-style-name="P3" draw:layer="layout" svg:width="2.754cm" svg:height="0.886cm" svg:x="8.436cm" svg:y="7.015cm">
          <draw:text-box>
            <text:p><text:span text:style-name="T2">Thread 2</text:span></text:p>
          </draw:text-box>
        </draw:frame>
        <draw:frame draw:style-name="gr7" draw:text-style-name="P3" draw:layer="layout" svg:width="2.754cm" svg:height="0.886cm" svg:x="5.004cm" svg:y="7.096cm">
          <draw:text-box>
            <text:p><text:span text:style-name="T2">Thread 3</text:span></text:p>
          </draw:text-box>
        </draw:frame>
        <draw:line draw:style-name="gr8" draw:text-style-name="P1" draw:layer="layout" svg:x1="11.936cm" svg:y1="6.415cm" svg:x2="10.936cm" svg:y2="6.415cm">
          <text:p/>
        </draw:line>
        <draw:line draw:style-name="gr8" draw:text-style-name="P1" draw:layer="layout" svg:x1="8.636cm" svg:y1="6.415cm" svg:x2="7.636cm" svg:y2="6.415cm">
          <text:p/>
        </draw:line>
        <draw:connector draw:style-name="gr8" draw:text-style-name="P1" draw:layer="layout" draw:type="curve" svg:x1="3.391cm" svg:y1="4.477cm" svg:x2="5.336cm" svg:y2="6.464cm" draw:start-shape="id1" draw:start-glue-point="2" draw:end-shape="id2" draw:end-glue-point="3" svg:d="M3391 4477c0 1325 648 1987 1945 1987" svg:viewBox="0 0 1946 1988">
          <text:p/>
        </draw:connector>
        <draw:g>
          <draw:custom-shape draw:style-name="gr9" draw:text-style-name="P1" draw:layer="layout" svg:width="0.757cm" svg:height="1.391cm" svg:x="6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6.719cm" svg:y1="8.473cm" svg:x2="6.58cm" svg:y2="8.194cm">
            <text:p/>
          </draw:line>
        </draw:g>
        <draw:custom-shape draw:style-name="gr1" draw:text-style-name="P1" draw:layer="layout" svg:width="2.3cm" svg:height="0.875cm" svg:x="2.336cm" svg:y="12.446cm">
          <text:p/>
          <draw:enhanced-geometry svg:viewBox="0 0 21600 21600" draw:type="rectangle" draw:enhanced-path="M 0 0 L 21600 0 21600 21600 0 21600 0 0 Z N"/>
        </draw:custom-shape>
        <draw:frame draw:style-name="gr2" xml:id="id3" draw:id="id3" draw:layer="layout" svg:width="1.311cm" svg:height="0.962cm" svg:x="2.736cm" svg:y="12.334cm">
          <draw:text-box>
            <text:p>tail</text:p>
          </draw:text-box>
        </draw:frame>
        <draw:custom-shape draw:style-name="gr3" draw:text-style-name="P1" xml:id="id4" draw:id="id4" draw:layer="layout" svg:width="2.3cm" svg:height="0.875cm" svg:x="5.336cm" svg:y="14.84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5.736cm" svg:y="14.734cm">
          <draw:text-box>
            <text:p><text:span text:style-name="T1">true</text:span></text:p>
          </draw:text-box>
        </draw:frame>
        <draw:custom-shape draw:style-name="gr3" draw:text-style-name="P1" draw:layer="layout" svg:width="2.3cm" svg:height="0.875cm" svg:x="8.636cm" svg:y="14.84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21cm" svg:height="0.848cm" svg:x="9.036cm" svg:y="14.734cm">
          <draw:text-box>
            <text:p><text:span text:style-name="T1">true</text:span></text:p>
          </draw:text-box>
        </draw:frame>
        <draw:custom-shape draw:style-name="gr5" draw:text-style-name="P1" draw:layer="layout" svg:width="2.3cm" svg:height="0.875cm" svg:x="11.936cm" svg:y="14.85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2.336cm" svg:y="14.747cm">
          <draw:text-box>
            <text:p><text:span text:style-name="T1">true</text:span></text:p>
          </draw:text-box>
        </draw:frame>
        <draw:frame draw:style-name="gr7" draw:text-style-name="P3" draw:layer="layout" svg:width="2.754cm" svg:height="0.886cm" svg:x="11.836cm" svg:y="15.834cm">
          <draw:text-box>
            <text:p><text:span text:style-name="T2">Thread 1</text:span></text:p>
          </draw:text-box>
        </draw:frame>
        <draw:frame draw:style-name="gr7" draw:text-style-name="P3" draw:layer="layout" svg:width="2.754cm" svg:height="0.886cm" svg:x="8.436cm" svg:y="15.834cm">
          <draw:text-box>
            <text:p><text:span text:style-name="T2">Thread 2</text:span></text:p>
          </draw:text-box>
        </draw:frame>
        <draw:frame draw:style-name="gr7" draw:text-style-name="P3" draw:layer="layout" svg:width="2.754cm" svg:height="0.886cm" svg:x="5.08cm" svg:y="15.834cm">
          <draw:text-box>
            <text:p><text:span text:style-name="T2">Thread 3</text:span></text:p>
          </draw:text-box>
        </draw:frame>
        <draw:line draw:style-name="gr8" draw:text-style-name="P1" draw:layer="layout" svg:x1="10.936cm" svg:y1="15.234cm" svg:x2="11.936cm" svg:y2="15.234cm">
          <text:p/>
        </draw:line>
        <draw:line draw:style-name="gr8" draw:text-style-name="P1" draw:layer="layout" svg:x1="7.636cm" svg:y1="15.234cm" svg:x2="8.636cm" svg:y2="15.234cm">
          <text:p/>
        </draw:line>
        <draw:connector draw:style-name="gr8" draw:text-style-name="P1" draw:layer="layout" draw:type="curve" svg:x1="3.391cm" svg:y1="13.296cm" svg:x2="5.336cm" svg:y2="15.283cm" draw:start-shape="id3" draw:start-glue-point="2" draw:end-shape="id4" draw:end-glue-point="3" svg:d="M3391 13296c0 1325 648 1987 1945 1987" svg:viewBox="0 0 1946 1988">
          <text:p/>
        </draw:connector>
        <draw:g>
          <draw:g>
            <draw:custom-shape draw:style-name="gr10" draw:text-style-name="P1" draw:layer="layout" svg:width="0.992cm" svg:height="1.671cm" draw:transform="skewX (-0.000523598775598274) rotate (-0.871268362595569) translate (8.114cm 16.4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369cm" svg:y1="17.431cm" svg:x2="8.508cm" svg:y2="17.075cm">
              <text:p/>
            </draw:line>
          </draw:g>
          <draw:line draw:style-name="gr11" draw:text-style-name="P1" draw:layer="layout" svg:x1="7.285cm" svg:y1="17.843cm" svg:x2="8.329cm" svg:y2="16.799cm">
            <text:p/>
          </draw:line>
        </draw:g>
        <draw:g>
          <draw:custom-shape draw:style-name="gr12" draw:text-style-name="P1" draw:layer="layout" svg:width="2.3cm" svg:height="0.875cm" svg:x="11.961cm" svg:y="12.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1.628cm" svg:height="0.848cm" svg:x="12.361cm" svg:y="12.388cm">
            <draw:text-box>
              <text:p><text:span text:style-name="T1">false</text:span></text:p>
            </draw:text-box>
          </draw:frame>
          <draw:frame draw:style-name="gr7" draw:text-style-name="P3" draw:layer="layout" svg:width="2.754cm" svg:height="0.886cm" svg:x="11.861cm" svg:y="13.475cm">
            <draw:text-box>
              <text:p><text:span text:style-name="T2">Thread 0</text:span></text:p>
            </draw:text-box>
          </draw:frame>
        </draw:g>
        <draw:custom-shape draw:style-name="gr12" draw:text-style-name="P1" draw:layer="layout" svg:width="2.3cm" svg:height="0.875cm" svg:x="15.436cm" svg:y="6.10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628cm" svg:height="0.848cm" svg:x="15.836cm" svg:y="5.997cm">
          <draw:text-box>
            <text:p><text:span text:style-name="T1">false</text:span></text:p>
          </draw:text-box>
        </draw:frame>
        <draw:frame draw:style-name="gr7" draw:text-style-name="P3" draw:layer="layout" svg:width="2.754cm" svg:height="0.886cm" svg:x="15.336cm" svg:y="7.084cm">
          <draw:text-box>
            <text:p><text:span text:style-name="T2">Thread 0</text:span></text:p>
          </draw:text-box>
        </draw:frame>
        <draw:frame draw:style-name="gr13" draw:text-style-name="P4" draw:layer="layout" svg:width="1.912cm" svg:height="0.962cm" svg:x="8.792cm" svg:y="3.5cm">
          <draw:text-box>
            <text:p><text:span text:style-name="T3">MCS</text:span></text:p>
          </draw:text-box>
        </draw:frame>
        <draw:frame draw:style-name="gr14" draw:text-style-name="P4" draw:layer="layout" svg:width="1.806cm" svg:height="0.962cm" svg:x="8.589cm" svg:y="12.277cm">
          <draw:text-box>
            <text:p><text:span text:style-name="T3">CLH</text:span></text:p>
          </draw:text-box>
        </draw:frame>
        <draw:g>
          <draw:custom-shape draw:style-name="gr9" draw:text-style-name="P1" draw:layer="layout" svg:width="0.757cm" svg:height="1.391cm" svg:x="9.457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176cm" svg:y1="8.473cm" svg:x2="10.037cm" svg:y2="8.194cm">
            <text:p/>
          </draw:line>
        </draw:g>
        <draw:g>
          <draw:g>
            <draw:custom-shape draw:style-name="gr10" draw:text-style-name="P1" draw:layer="layout" svg:width="0.992cm" svg:height="1.671cm" draw:transform="skewX (-0.000523598775598274) rotate (-0.871268362595569) translate (11.819cm 16.4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2.074cm" svg:y1="17.432cm" svg:x2="12.213cm" svg:y2="17.076cm">
              <text:p/>
            </draw:line>
          </draw:g>
          <draw:line draw:style-name="gr11" draw:text-style-name="P1" draw:layer="layout" svg:x1="10.99cm" svg:y1="17.844cm" svg:x2="12.034cm" svg:y2="16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3-15T15:18:02.388438638</dc:date>
    <dc:creator>Ricardo Galli</dc:creator>
    <meta:editing-duration>PT41M6S</meta:editing-duration>
    <meta:editing-cycles>9</meta:editing-cycles>
    <meta:generator>LibreOffice/4.3.3.2$Linux_X86_64 LibreOffice_project/430m0$Build-2</meta:generator>
    <meta:document-statistic meta:object-count="53"/>
  </office:meta>
</office:document-meta>
</file>